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2.216in"/>
    </style:style>
    <style:style style:name="Table1.D" style:family="table-column">
      <style:table-column-properties style:column-width="1.1875in"/>
    </style:style>
    <style:style style:name="Table1.1" style:family="table-row">
      <style:table-row-properties style:min-row-height="0.3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03in" fo:margin-left="0in" fo:margin-top="0in" fo:margin-bottom="0in" table:align="left" style:writing-mode="lr-tb"/>
    </style:style>
    <style:style style:name="Table2.A" style:family="table-column">
      <style:table-column-properties style:column-width="0.4333in"/>
    </style:style>
    <style:style style:name="Table2.B" style:family="table-column">
      <style:table-column-properties style:column-width="2.5042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1.0222in"/>
    </style:style>
    <style:style style:name="Table2.E" style:family="table-column">
      <style:table-column-properties style:column-width="0.9153in"/>
    </style:style>
    <style:style style:name="Table2.F" style:family="table-column">
      <style:table-column-properties style:column-width="1.0653in"/>
    </style:style>
    <style:style style:name="Table2.1" style:family="table-row">
      <style:table-row-properties style:min-row-height="0.284in" fo:keep-together="auto"/>
    </style:style>
    <style:style style:name="Table2.A1" style:family="table-cell">
      <style:table-cell-properties style:vertical-align="middle" fo:background-color="#729fcf" fo:padding-left="0.075in" fo:padding-right="0.075in" fo:padding-top="0in" fo:padding-bottom="0in" fo:border="0.5pt solid #000000">
        <style:background-image/>
      </style:table-cell-properties>
    </style:style>
    <style:style style:name="Table2.C1" style:family="table-cell">
      <style:table-cell-properties style:vertical-align="middle" fo:background-color="#729fcf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2" style:family="table-row">
      <style:table-row-properties style:min-row-height="0.277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F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4" style:family="table-row">
      <style:table-row-properties style:min-row-height="0.2201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2653in" fo:keep-together="auto"/>
    </style:style>
    <style:style style:name="Table2.A5" style:family="table-cell">
      <style:table-cell-properties style:vertical-align="middle" fo:background-color="#729fc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2.F5" style:family="table-cell">
      <style:table-cell-properties style:vertical-align="middle" fo:background-color="#729fc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6.75in" fo:margin-left="0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909in"/>
    </style:style>
    <style:style style:name="Table3.C" style:family="table-column">
      <style:table-column-properties style:column-width="1.6729in"/>
    </style:style>
    <style:style style:name="Table3.D" style:family="table-column">
      <style:table-column-properties style:column-width="1.7306in"/>
    </style:style>
    <style:style style:name="Table3.A1" style:family="table-cell">
      <style:table-cell-properties style:vertical-align="middle"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729fcf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5in" fo:margin-left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909in"/>
    </style:style>
    <style:style style:name="Table4.C" style:family="table-column">
      <style:table-column-properties style:column-width="1.6729in"/>
    </style:style>
    <style:style style:name="Table4.D" style:family="table-column">
      <style:table-column-properties style:column-width="1.7306in"/>
    </style:style>
    <style:style style:name="Table4.A1" style:family="table-cell">
      <style:table-cell-properties style:vertical-align="middle"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729fcf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595959" loext:opacity="100%" style:font-name="Times New Roman" fo:font-size="14pt" officeooo:paragraph-rsid="000eaf73" style:font-size-asian="14pt" style:font-name-complex="Times New Roman1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595959" loext:opacity="100%" style:font-name="Times New Roman" fo:font-size="14pt" officeooo:paragraph-rsid="000eaf73" style:font-size-asian="14pt" style:font-name-complex="Times New Roman1" style:font-size-complex="14pt"/>
    </style:style>
    <style:style style:name="P3" style:family="paragraph" style:parent-style-name="Standard">
      <style:text-properties fo:color="#595959" loext:opacity="100%" style:font-name="Times New Roman" fo:font-size="14pt" officeooo:rsid="0010fee2" officeooo:paragraph-rsid="0010fee2" style:font-size-asian="14pt" style:font-name-complex="Times New Roman1" style:font-size-complex="14pt"/>
    </style:style>
    <style:style style:name="P4" style:family="paragraph" style:parent-style-name="Standard">
      <style:text-properties fo:color="#595959" loext:opacity="100%" style:font-name="Times New Roman" fo:font-size="14pt" officeooo:paragraph-rsid="000eaf73" style:font-size-asian="14pt" style:font-name-complex="Times New Roman1" style:font-size-complex="14pt"/>
    </style:style>
    <style:style style:name="P5" style:family="paragraph" style:parent-style-name="Standard">
      <style:text-properties fo:color="#595959" loext:opacity="100%" style:font-name="Times New Roman" fo:font-size="14pt" officeooo:rsid="0067c457" officeooo:paragraph-rsid="0067c457" style:font-size-asian="14pt" style:font-name-complex="Times New Roman1" style:font-size-complex="14pt"/>
    </style:style>
    <style:style style:name="P6" style:family="paragraph" style:parent-style-name="Standard">
      <style:text-properties fo:color="#595959" loext:opacity="100%" style:font-name="Times New Roman" fo:font-size="14pt" officeooo:rsid="0076e43e" officeooo:paragraph-rsid="0076e43e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595959" loext:opacity="100%" style:font-name="Times New Roman" fo:font-size="10pt" officeooo:paragraph-rsid="000eaf73" style:font-size-asian="10pt" style:font-name-complex="Times New Roman1" style:font-size-complex="10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style:font-name="Times New Roman" fo:font-size="10pt" officeooo:paragraph-rsid="000eaf73" style:font-size-asian="10pt" style:font-name-complex="Times New Roman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595959" loext:opacity="100%" style:font-name="Times New Roman" fo:font-size="10pt" officeooo:paragraph-rsid="000eaf73" style:font-size-asian="10pt" style:font-name-complex="Times New Roman1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fo:font-size="10pt" officeooo:paragraph-rsid="000eaf73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color="#595959" loext:opacity="100%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595959" loext:opacity="100%" fo:font-size="10pt" officeooo:paragraph-rsid="007f7a18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color="#595959" loext:opacity="100%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0eaf73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fo:font-weight="bold" officeooo:rsid="0010fee2" officeooo:paragraph-rsid="0010fee2" style:font-size-asian="10pt" style:font-weight-asian="bold" style:font-name-complex="Times New Roman1" style:font-size-complex="10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fo:font-weight="bold" officeooo:paragraph-rsid="000eaf73" style:font-size-asian="10pt" style:font-weight-asian="bold" style:font-name-complex="Times New Roman1" style:font-size-complex="10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ffffff" loext:opacity="100%" fo:font-size="10pt" fo:font-weight="bold" officeooo:paragraph-rsid="000eaf7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fo:font-size="10pt" fo:font-weight="bold" officeooo:rsid="0010fee2" officeooo:paragraph-rsid="0010fee2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fo:font-size="10pt" fo:font-weight="bold" officeooo:rsid="00b42ef8" officeooo:paragraph-rsid="00b42ef8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fo:font-size="10pt" fo:font-weight="bold" officeooo:rsid="00cc07c5" officeooo:paragraph-rsid="00cc07c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size="10pt" fo:font-weight="bold" officeooo:rsid="0076e43e" officeooo:paragraph-rsid="0076e43e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.0618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ffffff" loext:opacity="100%" fo:font-size="10pt" fo:font-weight="bold" officeooo:rsid="00fcbf5f" officeooo:paragraph-rsid="000eaf73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fo:font-size="10pt" fo:font-weight="bold" officeooo:rsid="0067c457" officeooo:paragraph-rsid="0067c457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size="10pt" officeooo:paragraph-rsid="0067c457" style:font-size-asian="10pt" style:font-size-complex="10pt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size="10pt" officeooo:paragraph-rsid="007f7a18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1pt" officeooo:rsid="001087dd" officeooo:paragraph-rsid="001087dd" style:font-size-asian="11pt" style:font-name-complex="Times New Roman1" style:font-size-complex="11pt"/>
    </style:style>
    <style:style style:name="P2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name-complex="Times New Roman1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color="#595959" loext:opacity="100%" style:font-name="Times New Roman" fo:font-size="22pt" officeooo:rsid="000eaf73" officeooo:paragraph-rsid="000eaf73" style:font-size-asian="22pt" style:font-name-complex="Times New Roman1" style:font-size-complex="22pt"/>
    </style:style>
    <style:style style:name="T1" style:family="text">
      <style:text-properties officeooo:rsid="0010fee2"/>
    </style:style>
    <style:style style:name="T2" style:family="text">
      <style:text-properties style:font-name="Times New Roman" fo:font-size="11pt" officeooo:rsid="00307f41" style:font-size-asian="11pt" style:font-name-complex="Times New Roman1" style:font-size-complex="11pt"/>
    </style:style>
    <style:style style:name="T3" style:family="text">
      <style:text-properties style:font-name="Times New Roman" fo:font-size="11pt" officeooo:rsid="004b4b25" style:font-size-asian="11pt" style:font-name-complex="Times New Roman1" style:font-size-complex="11pt"/>
    </style:style>
    <style:style style:name="T4" style:family="text">
      <style:text-properties style:font-name="Times New Roman" fo:font-size="11pt" officeooo:rsid="0051d4e0" style:font-size-asian="11pt" style:font-name-complex="Times New Roman1" style:font-size-complex="11pt"/>
    </style:style>
    <style:style style:name="T5" style:family="text">
      <style:text-properties style:font-name="Times New Roman" fo:font-size="11pt" officeooo:rsid="0111c87d" style:font-size-asian="11pt" style:font-size-complex="11pt"/>
    </style:style>
    <style:style style:name="T6" style:family="text">
      <style:text-properties officeooo:rsid="002cd727"/>
    </style:style>
    <style:style style:name="T7" style:family="text">
      <style:text-properties fo:font-size="10pt" officeooo:rsid="0067c457" style:font-size-asian="10pt" style:font-size-complex="10pt"/>
    </style:style>
    <style:style style:name="T8" style:family="text">
      <style:text-properties officeooo:rsid="007a12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ale_item.item_name" text:name="py3o.sale_item.item_name"/>
        <text:user-field-decl office:value-type="string" office:string-value="sale_item.qty" text:name="py3o.sale_item.qty"/>
        <text:user-field-decl office:value-type="string" office:string-value="sale_item.uom" text:name="py3o.sale_item.uom"/>
        <text:user-field-decl office:value-type="string" office:string-value="sale_item.price_unit" text:name="py3o.sale_item.price_unit"/>
        <text:user-field-decl office:value-type="string" office:string-value="sale_item.total" text:name="py3o.sale_item.total"/>
        <text:user-field-decl office:value-type="string" office:string-value="payment.payment_method" text:name="py3o.payment.payment_method"/>
        <text:user-field-decl office:value-type="string" office:string-value="payment.amount" text:name="py3o.payment.amount"/>
        <text:user-field-decl office:value-type="string" office:string-value="payment.currency" text:name="py3o.payment.currency"/>
        <text:user-field-decl office:value-type="string" office:string-value="product.product" text:name="py3o.product.product"/>
        <text:user-field-decl office:value-type="string" office:string-value="product.qty" text:name="py3o.product.qty"/>
        <text:user-field-decl office:value-type="string" office:string-value="product.uom" text:name="py3o.product.uom"/>
        <text:user-field-decl office:value-type="string" office:string-value="date" text:name="py3o.date"/>
        <text:user-field-decl office:value-type="string" office:string-value="partner_count" text:name="py3o.partner_count"/>
        <text:user-field-decl office:value-type="string" office:string-value="order_count" text:name="py3o.order_count"/>
        <text:user-field-decl office:value-type="string" office:string-value="zero_sale_visit_count" text:name="py3o.zero_sale_visit_count"/>
        <text:user-field-decl office:value-type="string" office:string-value="new_partner_count" text:name="py3o.new_partner_count"/>
        <text:user-field-decl office:value-type="string" office:string-value="sale_team.name" text:name="py3o.sale_team.name"/>
        <text:user-field-decl office:value-type="string" office:string-value="route_plan.name" text:name="py3o.route_plan.name"/>
        <text:user-field-decl office:value-type="string" office:string-value="sale_man.name" text:name="py3o.sale_man.name"/>
        <text:user-field-decl office:value-type="string" office:string-value="no" text:name="py3o.no"/>
        <text:user-field-decl office:value-type="string" office:string-value="sale_person.name" text:name="py3o.sale_person.name"/>
        <text:user-field-decl office:value-type="string" office:string-value="obj" text:name="py3o.obj"/>
        <text:user-field-decl office:value-type="string" office:string-value="total_qty" text:name="py3o.total_qty"/>
        <text:user-field-decl office:value-type="string" office:string-value="total_amt" text:name="py3o.total_amt"/>
      </text:user-field-decls>
      <text:p text:style-name="P31">Daily Sale Summary Repor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>Date :</text:p>
          </table:table-cell>
          <table:table-cell table:style-name="Table1.A1" office:value-type="string">
            <text:p text:style-name="P30"><text:a xlink:type="simple" xlink:href="py3o://function=%22format_datetime(date,%20format='dd/MM/YYYY',%20locale='en_US')%22" text:style-name="Internet_20_link" text:visited-style-name="Visited_20_Internet_20_Link"><text:span text:style-name="T2">function="format_datetime(date, format='dd/MM/YYYY', locale='en_US')"</text:span></text:a></text:p>
          </table:table-cell>
          <table:table-cell table:style-name="Table1.A1" office:value-type="string">
            <text:p text:style-name="P28">Total Customers :</text:p>
          </table:table-cell>
          <table:table-cell table:style-name="Table1.D1" office:value-type="string">
            <text:p text:style-name="P14"><text:a xlink:type="simple" xlink:href="py3o://function=%22partner_count%20or%200%22" text:style-name="Internet_20_link" text:visited-style-name="Visited_20_Internet_20_Link"><text:span text:style-name="T4">function="partner_count or 0"</text:span></text:a></text:p>
          </table:table-cell>
        </table:table-row>
        <table:table-row table:style-name="Table1.1">
          <table:table-cell table:style-name="Table1.A2" office:value-type="string">
            <text:p text:style-name="P28">Sales Team :</text:p>
          </table:table-cell>
          <table:table-cell table:style-name="Table1.A2" office:value-type="string">
            <text:p text:style-name="P29"><text:user-field-get text:name="py3o.sale_team.name">sale_team.name</text:user-field-get></text:p>
          </table:table-cell>
          <table:table-cell table:style-name="Table1.A2" office:value-type="string">
            <text:p text:style-name="P28">Sale Orders :</text:p>
          </table:table-cell>
          <table:table-cell table:style-name="Table1.D2" office:value-type="string">
            <text:p text:style-name="P14"><text:a xlink:type="simple" xlink:href="py3o://function=%22order_count%20or%200%22" text:style-name="Internet_20_link" text:visited-style-name="Visited_20_Internet_20_Link"><text:span text:style-name="T4">function="order_count or 0"</text:span></text:a></text:p>
          </table:table-cell>
        </table:table-row>
        <table:table-row table:style-name="Table1.1">
          <table:table-cell table:style-name="Table1.A2" office:value-type="string">
            <text:p text:style-name="P28">Route Plan :</text:p>
          </table:table-cell>
          <table:table-cell table:style-name="Table1.A2" office:value-type="string">
            <text:p text:style-name="P29"><text:user-field-get text:name="py3o.route_plan.name">route_plan.name</text:user-field-get></text:p>
          </table:table-cell>
          <table:table-cell table:style-name="Table1.A2" office:value-type="string">
            <text:p text:style-name="P28">Zero Sale Visit :</text:p>
          </table:table-cell>
          <table:table-cell table:style-name="Table1.D2" office:value-type="string">
            <text:p text:style-name="P14"><text:a xlink:type="simple" xlink:href="py3o://function=%22zero_sale_visit_count%20or%200%22" text:style-name="Internet_20_link" text:visited-style-name="Visited_20_Internet_20_Link"><text:span text:style-name="T3">function="zero_sale_visit_count or 0"</text:span></text:a></text:p>
          </table:table-cell>
        </table:table-row>
        <table:table-row table:style-name="Table1.1">
          <table:table-cell table:style-name="Table1.A2" office:value-type="string">
            <text:p text:style-name="P28">Salesman :</text:p>
          </table:table-cell>
          <table:table-cell table:style-name="Table1.A2" office:value-type="string">
            <text:p text:style-name="P29"><text:user-field-get text:name="py3o.sale_person.name">sale_person.name</text:user-field-get></text:p>
          </table:table-cell>
          <table:table-cell table:style-name="Table1.A2" office:value-type="string">
            <text:p text:style-name="P28">New Customers :</text:p>
          </table:table-cell>
          <table:table-cell table:style-name="Table1.D2" office:value-type="string">
            <text:p text:style-name="P14"><text:a xlink:type="simple" xlink:href="py3o://function=%22new_partner_count%20or%200%22" text:style-name="Internet_20_link" text:visited-style-name="Visited_20_Internet_20_Link"><text:span text:style-name="T5">function="new_partner_count or 0"</text:span></text:a></text:p>
          </table:table-cell>
        </table:table-row>
      </table:table>
      <text:p text:style-name="P2"/>
      <text:p text:style-name="P3">Item Summary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7">No.</text:p>
          </table:table-cell>
          <table:table-cell table:style-name="Table2.A1" office:value-type="string">
            <text:p text:style-name="P17">Item</text:p>
          </table:table-cell>
          <table:table-cell table:style-name="Table2.C1" office:value-type="string">
            <text:p text:style-name="P17">Qty</text:p>
          </table:table-cell>
          <table:table-cell table:style-name="Table2.C1" office:value-type="string">
            <text:p text:style-name="P19">UOM</text:p>
          </table:table-cell>
          <table:table-cell table:style-name="Table2.A1" office:value-type="string">
            <text:p text:style-name="P19">Price Unit</text:p>
          </table:table-cell>
          <table:table-cell table:style-name="Table2.A1" office:value-type="string">
            <text:p text:style-name="P16">Total</text:p>
          </table:table-cell>
        </table:table-row>
        <table:table-row table:style-name="Table2.2">
          <table:table-cell table:style-name="Table2.A2" table:number-columns-spanned="6" office:value-type="string">
            <text:p text:style-name="P15"><text:a xlink:type="simple" xlink:href="py3o://for=%22no,%20sale_item%20in%20enumerate(sale_items,%201)%22" text:style-name="Internet_20_link" text:visited-style-name="Visited_20_Internet_20_Link"><text:span text:style-name="T6">for="no, sale_item in enumerate(sale_items, 1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office:value-type="string">
            <text:p text:style-name="P8"><text:user-field-get text:name="py3o.no">no</text:user-field-get></text:p>
          </table:table-cell>
          <table:table-cell table:style-name="Table2.B3" office:value-type="string">
            <text:p text:style-name="P9"><text:user-field-get text:name="py3o.sale_item.item_name">sale_item.item_name</text:user-field-get></text:p>
          </table:table-cell>
          <table:table-cell table:style-name="Table2.C3" office:value-type="string">
            <text:p text:style-name="P8"><text:user-field-get text:name="py3o.sale_item.qty">sale_item.qty</text:user-field-get></text:p>
          </table:table-cell>
          <table:table-cell table:style-name="Table2.D3" office:value-type="string">
            <text:p text:style-name="P10"><text:user-field-get text:name="py3o.sale_item.uom">sale_item.uom</text:user-field-get></text:p>
          </table:table-cell>
          <table:table-cell table:style-name="Table2.E3" office:value-type="string">
            <text:p text:style-name="P10"><text:user-field-get text:name="py3o.sale_item.price_unit">sale_item.price_unit</text:user-field-get></text:p>
          </table:table-cell>
          <table:table-cell table:style-name="Table2.F3" office:value-type="string">
            <text:p text:style-name="P7"><text:user-field-get text:name="py3o.sale_item.total">sale_item.total</text:user-field-get></text:p>
          </table:table-cell>
        </table:table-row>
        <table:table-row table:style-name="Table2.4">
          <table:table-cell table:style-name="Table2.A4" table:number-columns-spanned="6" office:value-type="string">
            <text:p text:style-name="P15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2" office:value-type="string">
            <text:p text:style-name="P21">Total Qty</text:p>
          </table:table-cell>
          <table:covered-table-cell/>
          <table:table-cell table:style-name="Table2.A5" office:value-type="string">
            <text:p text:style-name="P23"><text:user-field-get text:name="py3o.total_qty">total_qty</text:user-field-get></text:p>
          </table:table-cell>
          <table:table-cell table:style-name="Table2.A5" table:number-columns-spanned="2" office:value-type="string">
            <text:p text:style-name="P20">TotalAmount</text:p>
          </table:table-cell>
          <table:covered-table-cell/>
          <table:table-cell table:style-name="Table2.F5" office:value-type="string">
            <text:p text:style-name="P18"><text:user-field-get text:name="py3o.total_amt">total_amt</text:user-field-get></text:p>
          </table:table-cell>
        </table:table-row>
      </table:table>
      <text:p text:style-name="P4"/>
      <text:p text:style-name="P5">Payment Summary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4">No.</text:p>
          </table:table-cell>
          <table:table-cell table:style-name="Table3.A1" office:value-type="string">
            <text:p text:style-name="P24">Payment Method</text:p>
          </table:table-cell>
          <table:table-cell table:style-name="Table3.A1" office:value-type="string">
            <text:p text:style-name="P24">Amount</text:p>
          </table:table-cell>
          <table:table-cell table:style-name="Table3.D1" office:value-type="string">
            <text:p text:style-name="P24">Currency</text:p>
          </table:table-cell>
        </table:table-row>
        <table:table-row>
          <table:table-cell table:style-name="Table3.A2" table:number-columns-spanned="4" office:value-type="string">
            <text:p text:style-name="P27"><text:a xlink:type="simple" xlink:href="py3o://for=%22no,%20payment%20in%20enumerate(payments,%201)%22" text:style-name="Internet_20_link" text:visited-style-name="Visited_20_Internet_20_Link"><text:span text:style-name="T7">for="no, payment in enumerate(payments, 1)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1"><text:user-field-get text:name="py3o.no">no</text:user-field-get></text:p>
          </table:table-cell>
          <table:table-cell table:style-name="Table3.B3" office:value-type="string">
            <text:p text:style-name="P11"><text:user-field-get text:name="py3o.payment.payment_method">payment.payment_method</text:user-field-get></text:p>
          </table:table-cell>
          <table:table-cell table:style-name="Table3.C3" office:value-type="string">
            <text:p text:style-name="P11"><text:user-field-get text:name="py3o.payment.amount">payment.amount</text:user-field-get></text:p>
          </table:table-cell>
          <table:table-cell table:style-name="Table3.D3" office:value-type="string">
            <text:p text:style-name="P11"><text:user-field-get text:name="py3o.payment.currency">payment.currency</text:user-field-get></text:p>
          </table:table-cell>
        </table:table-row>
        <table:table-row>
          <table:table-cell table:style-name="Table3.A4" table:number-columns-spanned="4" office:value-type="string">
            <text:p text:style-name="P25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</table:table-row>
      </table:table>
      <text:p text:style-name="P5"/>
      <text:p text:style-name="P6">Inventory On Hand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2">No.</text:p>
          </table:table-cell>
          <table:table-cell table:style-name="Table4.A1" office:value-type="string">
            <text:p text:style-name="P22">Item</text:p>
          </table:table-cell>
          <table:table-cell table:style-name="Table4.A1" office:value-type="string">
            <text:p text:style-name="P22">Qty</text:p>
          </table:table-cell>
          <table:table-cell table:style-name="Table4.D1" office:value-type="string">
            <text:p text:style-name="P22">UOM</text:p>
          </table:table-cell>
        </table:table-row>
        <table:table-row>
          <table:table-cell table:style-name="Table4.A2" table:number-columns-spanned="4" office:value-type="string">
            <text:p text:style-name="P27"><text:a xlink:type="simple" xlink:href="py3o://for=%22no,product%20in%20enumerate(products_on_hand,%201)%22" text:style-name="Internet_20_link" text:visited-style-name="Visited_20_Internet_20_Link"><text:span text:style-name="T8">for="no,product in enumerate(products_on_hand, 1)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2"><text:user-field-get text:name="py3o.no">no</text:user-field-get></text:p>
          </table:table-cell>
          <table:table-cell table:style-name="Table4.B3" office:value-type="string">
            <text:p text:style-name="P13"><text:user-field-get text:name="py3o.product.product">product.product</text:user-field-get></text:p>
          </table:table-cell>
          <table:table-cell table:style-name="Table4.C3" office:value-type="string">
            <text:p text:style-name="P11"><text:user-field-get text:name="py3o.product.qty">product.qty</text:user-field-get></text:p>
          </table:table-cell>
          <table:table-cell table:style-name="Table4.D3" office:value-type="string">
            <text:p text:style-name="P11"><text:user-field-get text:name="py3o.product.uom">product.uom</text:user-field-get></text:p>
          </table:table-cell>
        </table:table-row>
        <table:table-row>
          <table:table-cell table:style-name="Table4.A4" table:number-columns-spanned="4" office:value-type="string">
            <text:p text:style-name="P26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padding="0.0402in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3T08:39:43.478326719</meta:creation-date>
    <dc:date>2023-04-07T09:40:23.931000000</dc:date>
    <meta:editing-duration>PT1H43M35S</meta:editing-duration>
    <meta:editing-cycles>61</meta:editing-cycles>
    <meta:generator>LibreOffice/7.4.1.2$Windows_X86_64 LibreOffice_project/3c58a8f3a960df8bc8fd77b461821e42c061c5f0</meta:generator>
    <meta:document-statistic meta:table-count="4" meta:image-count="0" meta:object-count="0" meta:page-count="1" meta:paragraph-count="58" meta:word-count="104" meta:character-count="849" meta:non-whitespace-character-count="802"/>
  </office:meta>
</office:document-meta>
</file>